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Dispatcher.Path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ontext.setProperties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Dispatcher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Dispatcher.forward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getResource( String 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lock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Dispatcher.include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setServlet( 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Dispatcher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Dispatcher.include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setBlockContextURL( String blockContex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Dispatcher.forward( ServletRequest request , ServletResponse response , boolean superCa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ckContext.setConnections( Map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getResourcePaths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lockContext.getRequestDispatcher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Dispatcher.forward( ServletRequest request , 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lockContext.getMou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setMountPath( String moun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getResourceAsStream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lockContext.getNamedContex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lockContext.getInitParamet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lockContext.getInitParameter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dDispatcher.NamedDispatcher( String block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lockContext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getDirectoryList( File file , String path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lock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absolutizeURI( URI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lockContext.getContext( String ur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.getNamedDispatch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